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6mm" svg:height="89.88mm" svg:x="71.78mm" svg:y="4.95mm">
            <draw:object draw:notify-on-update-of-ranges="Sheet1.A3:Sheet1.A3 Sheet1.A4:Sheet1.A13 Sheet1.B3:Sheet1.B3 Sheet1.B4:Sheet1.B13 Sheet1.C3:Sheet1.C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king average of operation time over 100 random inputs of same input size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Advait Deochakke 20BCE1143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ize of inpu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30" calcext:value-type="float">
            <text:p>123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155" calcext:value-type="float">
            <text:p>2155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1" calcext:value-type="float">
            <text:p>2401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80" calcext:value-type="float">
            <text:p>3080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50" calcext:value-type="float">
            <text:p>3650</text:p>
          </table:table-cell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923" calcext:value-type="float">
            <text:p>3923</text:p>
          </table:table-cell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48" calcext:value-type="float">
            <text:p>4548</text:p>
          </table:table-cell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593" calcext:value-type="float">
            <text:p>5593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42" calcext:value-type="float">
            <text:p>5842</text:p>
          </table:table-cell>
          <table:table-cell office:value-type="float" office:value="2575" calcext:value-type="float">
            <text:p>25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4T11:35:16.146000000</meta:creation-date>
    <dc:date>2022-01-24T12:40:37.536000000</dc:date>
    <meta:editing-duration>PT14M39S</meta:editing-duration>
    <meta:editing-cycles>2</meta:editing-cycles>
    <meta:generator>LibreOffice/6.3.1.2$Windows_X86_64 LibreOffice_project/b79626edf0065ac373bd1df5c28bd630b4424273</meta:generator>
    <meta:document-statistic meta:table-count="1" meta:cell-count="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3.044cm" svg:y="3.94cm" style:legend-expansion="high" chart:style-name="ch2"/>
        <chart:plot-area chart:style-name="ch3" table:cell-range-address="Sheet1.A3:Sheet1.C13" chart:data-source-has-labels="both" svg:x="0.319cm" svg:y="0.179cm" svg:width="12.406cm" svg:height="8.631cm">
          <chartooo:coordinate-region svg:x="1.332cm" svg:y="0.382cm" svg:width="11.01cm" svg:height="7.775cm"/>
          <chart:axis chart:dimension="x" chart:name="primary-x" chart:style-name="ch4" chartooo:axis-type="auto">
            <chartooo:date-scale/>
            <chart:categories table:cell-range-address="Sheet1.A4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chart:label-cell-address="Sheet1.B3:Sheet1.B3" chart:class="chart:line">
            <chart:data-point chart:repeated="10"/>
          </chart:series>
          <chart:series chart:style-name="ch7" chart:values-cell-range-address="Sheet1.C4:Sheet1.C13" chart:label-cell-address="Sheet1.C3:Sheet1.C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Sheet1.B3:Sheet1.B3</svg:desc>
                </draw:g>
              </table:table-cell>
              <table:table-cell office:value-type="string">
                <text:p>Quicksor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4:Sheet1.A13</svg:desc>
                </draw:g>
              </table:table-cell>
              <table:table-cell office:value-type="float" office:value="568">
                <text:p>568</text:p>
                <draw:g>
                  <svg:desc>Sheet1.B4:Sheet1.B13</svg:desc>
                </draw:g>
              </table:table-cell>
              <table:table-cell office:value-type="float" office:value="120">
                <text:p>120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30">
                <text:p>123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155">
                <text:p>215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01">
                <text:p>24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080">
                <text:p>308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650">
                <text:p>365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923">
                <text:p>392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48">
                <text:p>454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593">
                <text:p>5593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842">
                <text:p>5842</text:p>
              </table:table-cell>
              <table:table-cell office:value-type="float" office:value="2575">
                <text:p>2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